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style:text-underline-style="none"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fo:language="en" fo:country="US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language="en" fo:country="US"/>
    </style:style>
    <style:style style:name="P7" style:family="paragraph" style:parent-style-name="Standard">
      <style:paragraph-properties fo:padding="0cm" fo:border="none" style:shadow="none" style:join-border="false"/>
      <style:text-properties fo:language="en" fo:country="US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letter-kerning="true" style:font-name-asian="Arial Unicode MS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imes New Roman1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top" style:vertical-rel="baseline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55cm" style:run-through="foreground"/>
    </style:style>
    <style:style style:name="gr3" style:family="graphic">
      <style:graphic-properties svg:stroke-width="0.101cm" draw:marker-end="Arrow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draw:stroke="solid" svg:stroke-width="0cm" draw:fill="hatch" draw:fill-color="#ffffff" draw:fill-hatch-name="Black_20_45_20_Degrees" draw:fill-hatch-solid="true" draw:textarea-horizontal-align="center" draw:textarea-vertical-align="middle" fo:padding-top="0cm" fo:padding-bottom="0cm" fo:padding-left="0cm" fo:padding-right="0cm" style:run-through="foreground"/>
    </style:style>
    <style:style style:name="gr5" style:family="graphic">
      <style:graphic-properties draw:fill="solid" draw:fill-color="#000000" draw:textarea-horizontal-align="center" draw:textarea-vertical-align="middle" style:run-through="foreground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Ultrafine_20_Dashed" svg:stroke-width="0.101cm" draw:marker-end="Arrow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draw:fill-hatch-name="Black_20_45_20_Degrees" draw:fill-hatch-solid="true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Black_20_45_20_Degrees" draw:fill-hatch-solid="true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8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2" svg:stroke-width="0cm" svg:stroke-color="#000000" draw:marker-start="" draw:marker-start-width="0.3cm" draw:marker-start-center="false" draw:marker-end="Arrow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fill-image-width="0cm" draw:fill-image-height="0cm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fill-image-width="0cm" draw:fill-image-height="0cm" fo:min-height="0.5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000000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5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6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9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oordinate system of the image file</text:p>
      <text:p text:style-name="P1"><draw:g text:anchor-type="paragraph" draw:z-index="0" draw:style-name="gr1"><draw:frame draw:style-name="gr2" svg:width="0.835cm" svg:height="0.856cm" svg:x="8.968cm" svg:y="0.667cm">
      <draw:text-box>
       <text:p>X</text:p>
      </draw:text-box>
     </draw:frame><draw:frame draw:style-name="gr2" svg:width="0.835cm" svg:height="0.856cm" svg:x="4.022cm" svg:y="4.006cm">
      <draw:text-box>
       <text:p>Y</text:p>
      </draw:text-box>
     </draw:frame><draw:line draw:style-name="gr3" draw:text-style-name="P8" svg:x1="3.697cm" svg:y1="0.934cm" svg:x2="8.784cm" svg:y2="0.934cm">
      <text:p/>
     </draw:line><draw:line draw:style-name="gr3" draw:text-style-name="P8" svg:x1="3.697cm" svg:y1="0.934cm" svg:x2="3.697cm" svg:y2="4.494cm">
      <text:p/>
     </draw:line><draw:rect draw:style-name="gr4" draw:text-style-name="P8" svg:width="4.336cm" svg:height="2.789cm" svg:x="3.697cm" svg:y="0.932cm">
      <text:p/>
     </draw:rect><draw:circle draw:style-name="gr5" draw:text-style-name="P8" svg:width="0.244cm" svg:height="0.244cm" svg:x="7.927cm" svg:y="3.604cm">
      <text:p/>
     </draw:circle><draw:circle draw:style-name="gr5" draw:text-style-name="P8" svg:width="0.244cm" svg:height="0.244cm" svg:x="3.546cm" svg:y="0.789cm">
      <text:p/>
     </draw:circle><draw:frame draw:style-name="gr2" svg:width="1.849cm" svg:height="1.061cm" svg:x="2.371cm" svg:y="0.131cm">
      <draw:text-box>
       <text:p>Origin</text:p>
       <text:p>(0,0)</text:p>
      </draw:text-box>
     </draw:frame><draw:frame draw:style-name="gr2" svg:width="3.954cm" svg:height="0.856cm" svg:x="6.543cm" svg:y="3.99cm">
      <draw:text-box>
       <text:p>(width-1, height-1)</text:p>
      </draw:text-box>
     </draw:frame>
    </draw:g></text:p>
      <text:p text:style-name="P1">Image coordinate system</text:p>
      <text:p text:style-name="P1"><draw:g text:anchor-type="paragraph" draw:z-index="1" draw:style-name="gr6"><draw:frame draw:style-name="gr2" svg:width="0.835cm" svg:height="0.856cm" svg:x="8.846cm" svg:y="1.46cm">
      <draw:text-box>
       <text:p>X</text:p>
      </draw:text-box>
     </draw:frame><draw:frame draw:style-name="gr2" svg:width="0.835cm" svg:height="0.856cm" svg:x="5.366cm" svg:y="3.475cm">
      <draw:text-box>
       <text:p>Y</text:p>
      </draw:text-box>
     </draw:frame><draw:rect draw:style-name="gr4" draw:text-style-name="P8" svg:width="4.336cm" svg:height="2.789cm" svg:x="3.637cm" svg:y="0.199cm">
      <text:p/>
     </draw:rect><draw:line draw:style-name="gr3" draw:text-style-name="P8" svg:x1="5.856cm" svg:y1="0.199cm" svg:x2="5.856cm" svg:y2="3.759cm">
      <text:p/>
     </draw:line><draw:frame draw:style-name="gr2" svg:width="3.65cm" svg:height="1.061cm" svg:x="6.828cm" svg:y="2.988cm">
      <draw:text-box>
       <text:p>Origin</text:p>
       <text:p>(width/2, height/2)</text:p>
      </draw:text-box>
     </draw:frame><draw:line draw:style-name="gr3" draw:text-style-name="P8" svg:x1="3.655cm" svg:y1="1.704cm" svg:x2="8.742cm" svg:y2="1.704cm">
      <text:p/>
     </draw:line><draw:circle draw:style-name="gr5" draw:text-style-name="P8" svg:width="0.327cm" svg:height="0.327cm" svg:x="5.706cm" svg:y="1.554cm">
      <text:p/>
     </draw:circle>
    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mera coordinate syste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2" draw:style-name="gr6"><draw:frame draw:style-name="gr2" svg:width="0.835cm" svg:height="0.856cm" svg:x="8.522cm" svg:y="0.069cm">
      <draw:text-box>
       <text:p>X</text:p>
      </draw:text-box>
     </draw:frame><draw:rect draw:style-name="gr4" draw:text-style-name="P8" svg:width="4.336cm" svg:height="2.789cm" svg:x="3.637cm" svg:y="-3.695cm">
      <text:p/>
     </draw:rect><draw:line draw:style-name="gr7" draw:text-style-name="P8" svg:x1="5.856cm" svg:y1="-3.695cm" svg:x2="5.856cm" svg:y2="-0.135cm">
      <text:p/>
     </draw:line><draw:line draw:style-name="gr7" draw:text-style-name="P8" svg:x1="3.657cm" svg:y1="-2.189cm" svg:x2="8.744cm" svg:y2="-2.189cm">
      <text:p/>
     </draw:line><draw:circle draw:style-name="gr5" draw:text-style-name="P8" svg:width="0.327cm" svg:height="0.327cm" svg:x="5.706cm" svg:y="-2.34cm">
      <text:p/>
     </draw:circle><draw:line draw:style-name="gr3" draw:text-style-name="P8" svg:x1="3.558cm" svg:y1="-0.09cm" svg:x2="3.558cm" svg:y2="3.47cm">
      <text:p/>
     </draw:line><draw:line draw:style-name="gr3" draw:text-style-name="P8" svg:x1="3.558cm" svg:y1="-0.09cm" svg:x2="8.645cm" svg:y2="-0.09cm">
      <text:p/>
     </draw:line><draw:line draw:style-name="gr3" draw:text-style-name="P8" svg:x1="3.558cm" svg:y1="-0.092cm" svg:x2="5.856cm" svg:y2="-2.189cm">
      <text:p/>
     </draw:line><draw:frame draw:style-name="gr2" draw:text-style-name="P9" svg:width="0.835cm" svg:height="0.856cm" svg:x="4.84cm" svg:y="-2.085cm">
      <draw:text-box>
       <text:p>Z</text:p>
      </draw:text-box>
     </draw:frame><draw:frame draw:style-name="gr2" svg:width="0.835cm" svg:height="0.856cm" svg:x="3.943cm" svg:y="2.877cm">
      <draw:text-box>
       <text:p>Y</text:p>
      </draw:text-box>
     </draw:frame>
    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Local Spherical coordinate system</text:p>
      <text:p text:style-name="P1"><draw:g text:anchor-type="paragraph" draw:z-index="3" draw:style-name="gr8"><draw:frame draw:style-name="gr9" draw:text-style-name="P11" svg:width="0.839cm" svg:height="0.787cm" svg:x="8.412cm" svg:y="3.988cm">
      <draw:text-box>
       <text:p text:style-name="P10"><text:span text:style-name="T1">Y</text:span></text:p>
      </draw:text-box>
     </draw:frame><draw:rect draw:style-name="gr10" draw:text-style-name="P12" svg:width="4.345cm" svg:height="2.797cm" svg:x="3.519cm" svg:y="0.217cm">
      <text:p/>
     </draw:rect><draw:line draw:style-name="gr11" draw:text-style-name="P12" svg:x1="5.745cm" svg:y1="0.217cm" svg:x2="5.745cm" svg:y2="5.037cm">
      <text:p/>
     </draw:line><draw:line draw:style-name="gr11" draw:text-style-name="P12" svg:x1="3.542cm" svg:y1="1.726cm" svg:x2="8.639cm" svg:y2="1.726cm">
      <text:p/>
     </draw:line><draw:line draw:style-name="gr12" draw:text-style-name="P12" svg:x1="3.44cm" svg:y1="3.827cm" svg:x2="3.44cm" svg:y2="6.102cm">
      <text:p/>
     </draw:line><draw:line draw:style-name="gr12" draw:text-style-name="P12" svg:x1="3.44cm" svg:y1="3.827cm" svg:x2="8.537cm" svg:y2="3.827cm">
      <text:p/>
     </draw:line><draw:line draw:style-name="gr12" draw:text-style-name="P12" svg:x1="3.44cm" svg:y1="3.827cm" svg:x2="5.743cm" svg:y2="1.726cm">
      <text:p/>
     </draw:line><draw:frame draw:style-name="gr13" draw:text-style-name="P11" svg:width="0.839cm" svg:height="0.786cm" svg:x="5.07cm" svg:y="1.085cm">
      <draw:text-box>
       <text:p text:style-name="P10"><text:span text:style-name="T1">X</text:span></text:p>
      </draw:text-box>
     </draw:frame><draw:frame draw:style-name="gr9" draw:text-style-name="P11" svg:width="0.837cm" svg:height="0.787cm" svg:x="3.648cm" svg:y="5.514cm">
      <draw:text-box>
       <text:p text:style-name="P10"><text:span text:style-name="T1">Z</text:span></text:p>
      </draw:text-box>
     </draw:frame><draw:line draw:style-name="gr14" draw:text-style-name="P12" svg:x1="7.196cm" svg:y1="1.726cm" svg:x2="7.196cm" svg:y2="2.651cm">
      <text:p/>
     </draw:line><draw:line draw:style-name="gr14" draw:text-style-name="P12" svg:x1="7.198cm" svg:y1="2.651cm" svg:x2="5.745cm" svg:y2="2.651cm">
      <text:p/>
     </draw:line><draw:ellipse draw:style-name="gr15" draw:text-style-name="P12" svg:width="0.152cm" svg:height="0.154cm" svg:x="7.128cm" svg:y="2.575cm">
      <text:p/>
     </draw:ellipse><draw:line draw:style-name="gr12" draw:text-style-name="P12" svg:x1="3.44cm" svg:y1="3.827cm" svg:x2="7.196cm" svg:y2="1.726cm">
      <text:p/>
     </draw:line><draw:line draw:style-name="gr12" draw:text-style-name="P12" svg:x1="3.44cm" svg:y1="3.828cm" svg:x2="7.196cm" svg:y2="2.651cm">
      <text:p/>
     </draw:line><draw:frame draw:style-name="gr13" draw:text-style-name="P13" svg:width="0.415cm" svg:height="0.786cm" svg:x="4.902cm" svg:y="2.205cm">
      <draw:text-box>
       <text:p text:style-name="P10"><text:span text:style-name="T2">λ</text:span></text:p>
      </draw:text-box>
     </draw:frame><draw:frame draw:style-name="gr9" draw:text-style-name="P14" svg:width="0.837cm" svg:height="0.787cm" svg:x="5.264cm" svg:y="2.411cm">
      <draw:text-box>
       <text:p text:style-name="P10"><text:span text:style-name="T3">φ</text:span></text:p>
      </draw:text-box>
     </draw:frame><draw:frame draw:style-name="gr9" draw:text-style-name="P16" svg:width="1.502cm" svg:height="0.787cm" svg:x="5.735cm" svg:y="1.074cm">
      <draw:text-box>
       <text:p text:style-name="P15"><text:span text:style-name="T3">sx</text:span></text:p>
      </draw:text-box>
     </draw:frame><draw:frame draw:style-name="gr13" draw:text-style-name="P14" svg:width="1.467cm" svg:height="0.786cm" svg:x="7.158cm" svg:y="1.817cm">
      <draw:text-box>
       <text:p text:style-name="P10"><text:span text:style-name="T3">sy</text:span></text:p>
      </draw:text-box>
     </draw:frame><draw:frame draw:style-name="gr13" draw:text-style-name="P14" svg:width="0.451cm" svg:height="0.786cm" svg:x="4.13cm" svg:y="2.205cm">
      <draw:text-box>
       <text:p text:style-name="P10"><text:span text:style-name="T3">f</text:span></text:p>
      </draw:text-box>
     </draw:frame><draw:path draw:style-name="gr16" draw:text-style-name="P17" svg:width="0.655cm" svg:height="0.079cm" svg:x="4.475cm" svg:y="2.802cm" svg:viewBox="0 0 656 80" svg:d="m0 80c562-180 656 0 656 0">
      <text:p/>
     </draw:path><draw:path draw:style-name="gr16" draw:text-style-name="P17" svg:width="0.187cm" svg:height="0.43cm" draw:transform="rotate (0.06108652381979) translate (5.16079638000273cm 2.84312837129628cm)" svg:viewBox="0 0 188 431" svg:d="m0 75715c407-264 27-431 27-431">
      <text:p/>
     </draw:path>
    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cal Spherical coordinate system</text:p>
      <text:p text:style-name="P1"><draw:g text:anchor-type="paragraph" draw:z-index="4" draw:style-name="gr8"><draw:rect draw:style-name="gr17" draw:text-style-name="P12" svg:width="4.345cm" svg:height="2.798cm" svg:x="1.399cm" svg:y="0.152cm">
      <text:p/>
     </draw:rect><draw:line draw:style-name="gr18" draw:text-style-name="P12" svg:x1="3.624cm" svg:y1="0.152cm" svg:x2="3.624cm" svg:y2="4.972cm">
      <text:p/>
     </draw:line><draw:line draw:style-name="gr18" draw:text-style-name="P12" svg:x1="1.42cm" svg:y1="1.661cm" svg:x2="6.517cm" svg:y2="1.661cm">
      <text:p/>
     </draw:line><draw:line draw:style-name="gr19" draw:text-style-name="P12" svg:x1="1.321cm" svg:y1="3.764cm" svg:x2="1.321cm" svg:y2="6.039cm">
      <text:p/>
     </draw:line><draw:line draw:style-name="gr19" draw:text-style-name="P12" svg:x1="1.321cm" svg:y1="3.764cm" svg:x2="6.418cm" svg:y2="3.764cm">
      <text:p/>
     </draw:line><draw:line draw:style-name="gr19" draw:text-style-name="P12" svg:x1="1.321cm" svg:y1="3.762cm" svg:x2="3.624cm" svg:y2="1.661cm">
      <text:p/>
     </draw:line><draw:frame draw:style-name="gr20" draw:text-style-name="P11" svg:width="0.839cm" svg:height="0.786cm" svg:x="2.95cm" svg:y="1.02cm">
      <draw:text-box>
       <text:p text:style-name="P10"><text:span text:style-name="T1">Z</text:span></text:p>
      </draw:text-box>
     </draw:frame><draw:frame draw:style-name="gr21" draw:text-style-name="P11" svg:width="0.839cm" svg:height="0.787cm" svg:x="1.528cm" svg:y="5.449cm">
      <draw:text-box>
       <text:p text:style-name="P10"><text:span text:style-name="T1">Y</text:span></text:p>
      </draw:text-box>
     </draw:frame><draw:line draw:style-name="gr22" draw:text-style-name="P12" svg:x1="5.078cm" svg:y1="1.661cm" svg:x2="5.078cm" svg:y2="2.586cm">
      <text:p/>
     </draw:line><draw:line draw:style-name="gr22" draw:text-style-name="P12" svg:x1="5.077cm" svg:y1="2.586cm" svg:x2="3.624cm" svg:y2="2.586cm">
      <text:p/>
     </draw:line><draw:ellipse draw:style-name="gr23" draw:text-style-name="P12" svg:width="0.152cm" svg:height="0.154cm" svg:x="5.008cm" svg:y="2.51cm">
      <text:p/>
     </draw:ellipse><draw:line draw:style-name="gr19" draw:text-style-name="P12" svg:x1="3.623cm" svg:y1="1.662cm" svg:x2="5.076cm" svg:y2="2.586cm">
      <text:p/>
     </draw:line><draw:line draw:style-name="gr19" draw:text-style-name="P12" svg:x1="1.321cm" svg:y1="3.763cm" svg:x2="5.077cm" svg:y2="2.586cm">
      <text:p/>
     </draw:line><draw:frame draw:style-name="gr20" draw:text-style-name="P18" svg:width="1.158cm" svg:height="0.786cm" svg:x="4.267cm" svg:y="1.561cm">
      <draw:text-box>
       <text:p text:style-name="P10"><text:span text:style-name="T4">rz1</text:span></text:p>
      </draw:text-box>
     </draw:frame><draw:frame draw:style-name="gr21" draw:text-style-name="P16" svg:width="1.502cm" svg:height="0.787cm" svg:x="3.614cm" svg:y="1.009cm">
      <draw:text-box>
       <text:p text:style-name="P15"><text:span text:style-name="T3">sx</text:span></text:p>
      </draw:text-box>
     </draw:frame><draw:frame draw:style-name="gr20" draw:text-style-name="P14" svg:width="1.468cm" svg:height="0.786cm" svg:x="5.038cm" svg:y="1.752cm">
      <draw:text-box>
       <text:p text:style-name="P10"><text:span text:style-name="T3">sy</text:span></text:p>
      </draw:text-box>
     </draw:frame><draw:frame draw:style-name="gr20" draw:text-style-name="P14" svg:width="1.283cm" svg:height="0.786cm" svg:x="0.727cm" svg:y="2.759cm">
      <draw:text-box>
       <text:p text:style-name="P10"><text:span text:style-name="T3">fov</text:span></text:p>
      </draw:text-box>
     </draw:frame><draw:path draw:style-name="gr24" draw:text-style-name="P17" svg:width="0.397cm" svg:height="0.27cm" svg:x="1.958cm" svg:y="3.168cm" svg:viewBox="0 0 398 271" svg:d="m0 6c307-37 372 119 398 265">
      <text:p/>
     </draw:path><draw:path draw:style-name="gr24" draw:text-style-name="P17" svg:width="0.187cm" svg:height="0.43cm" draw:transform="rotate (0.06108652381979) translate (4.26112971333505cm 1.66304503796308cm)" svg:viewBox="0 0 188 431" svg:d="m0 87827c407-264 27-431 27-431">
      <text:p/>
     </draw:path><draw:frame draw:style-name="gr20" draw:text-style-name="P18" svg:width="1.158cm" svg:height="0.786cm" svg:x="2.173cm" svg:y="2.54cm">
      <draw:text-box>
       <text:p text:style-name="P10"><text:span text:style-name="T4">ry</text:span></text:p>
      </draw:text-box>
     </draw:frame><draw:line draw:style-name="gr25" draw:text-style-name="P12" svg:x1="1.321cm" svg:y1="3.773cm" svg:x2="1.401cm" svg:y2="1.666cm">
      <text:p/>
     </draw:line><draw:line draw:style-name="gr25" draw:text-style-name="P12" svg:x1="1.321cm" svg:y1="3.766cm" svg:x2="5.739cm" svg:y2="1.658cm">
      <text:p/>
     </draw:line><draw:path draw:style-name="gr24" draw:text-style-name="P17" svg:width="0.672cm" svg:height="0.126cm" svg:x="1.334cm" svg:y="3.305cm" svg:viewBox="0 0 673 127" svg:d="m0 118c283-172 497-144 673 9">
      <text:p/>
     </draw:path>
    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1" text:anchor-type="as-char" svg:width="6.733cm" svg:height="0.483cm" draw:z-index="5"><draw:object xlink:href="./Object 1" xlink:type="simple" xlink:show="embed" xlink:actuate="onLoad"/><draw:image xlink:href="./ObjectReplacements/Object 1" xlink:type="simple" xlink:show="embed" xlink:actuate="onLoad"/>
    </draw:frame></text:p>
      <text:p text:style-name="P1"><draw:frame draw:style-name="fr2" draw:name="Object2" text:anchor-type="as-char" svg:y="0cm" svg:width="3.443cm" svg:height="0.483cm" draw:z-index="6"><draw:object xlink:href="./Object 2" xlink:type="simple" xlink:show="embed" xlink:actuate="onLoad"/><draw:image xlink:href="./ObjectReplacements/Object 2" xlink:type="simple" xlink:show="embed" xlink:actuate="onLoad"/>
    </draw:frame></text:p>
      <text:p text:style-name="P1"><draw:frame draw:style-name="fr2" draw:name="Object4" text:anchor-type="as-char" svg:y="0cm" svg:width="3.15cm" svg:height="0.998cm" draw:z-index="8"><draw:object xlink:href="./Object 4" xlink:type="simple" xlink:show="embed" xlink:actuate="onLoad"/><draw:image xlink:href="./ObjectReplacements/Object 4" xlink:type="simple" xlink:show="embed" xlink:actuate="onLoad"/>
    </draw:frame></text:p>
      <text:p text:style-name="P1"><draw:frame draw:style-name="fr1" draw:name="Object3" text:anchor-type="as-char" svg:width="4.764cm" svg:height="0.586cm" draw:z-index="7"><draw:object xlink:href="./Object 3" xlink:type="simple" xlink:show="embed" xlink:actuate="onLoad"/><draw:image xlink:href="./ObjectReplacements/Object 3" xlink:type="simple" xlink:show="embed" xlink:actuate="onLoad"/>
    </draw:frame></text:p>
      <text:p text:style-name="P1"/>
      <text:p text:style-name="P1"/>
      <text:p text:style-name="P1"/>
      <text:p text:style-name="P1"/>
      <text:p text:style-name="P2"/>
      <text:p text:style-name="P1"><draw:g text:anchor-type="paragraph" draw:z-index="11" draw:style-name="gr26"><draw:frame draw:style-name="gr27" draw:text-style-name="P11" svg:width="0.839cm" svg:height="0.787cm" svg:x="8.107cm" svg:y="0.162cm">
      <draw:text-box>
       <text:p text:style-name="P10"><text:span text:style-name="T1">Y</text:span></text:p>
      </draw:text-box>
     </draw:frame><draw:line draw:style-name="gr28" draw:text-style-name="P12" svg:x1="8.759cm" svg:y1="4.038cm" svg:x2="8.759cm" svg:y2="0.686cm">
      <text:p/>
     </draw:line><draw:line draw:style-name="gr29" draw:text-style-name="P12" svg:x1="8.759cm" svg:y1="4.037cm" svg:x2="12.332cm" svg:y2="4.037cm">
      <text:p/>
     </draw:line><draw:frame draw:style-name="gr30" draw:text-style-name="P11" svg:width="0.84cm" svg:height="0.786cm" svg:x="11.989cm" svg:y="4.124cm">
      <draw:text-box>
       <text:p text:style-name="P10"><text:span text:style-name="T1">X</text:span></text:p>
      </draw:text-box>
     </draw:frame><draw:ellipse draw:style-name="gr31" draw:text-style-name="P12" svg:width="0.152cm" svg:height="0.154cm" svg:x="10.148cm" svg:y="1.986cm">
      <text:p text:style-name="P15"><text:span text:style-name="T5"><text:s text:c="7"/></text:span></text:p>
     </draw:ellipse><draw:frame draw:style-name="gr32" draw:text-style-name="P14" svg:width="0.779cm" svg:height="0.782cm" svg:x="9.49cm" svg:y="3.369cm">
      <draw:text-box>
       <text:p text:style-name="P10"><text:span text:style-name="T6">α</text:span></text:p>
      </draw:text-box>
     </draw:frame><draw:path draw:style-name="gr33" draw:text-style-name="P17" svg:width="0.183cm" svg:height="0.37cm" draw:transform="skewX (0.00488692190558322) rotate (0.0630063859969834) translate (9.432cm 3.66027777777777cm)" svg:viewBox="0 0 184 371" svg:d="m136 137167c101-215 39-280-136-372">
      <text:p/>
     </draw:path><draw:line draw:style-name="gr34" draw:text-style-name="P12" svg:x1="10.223cm" svg:y1="2.062cm" svg:x2="8.759cm" svg:y2="4.037cm">
      <text:p/>
     </draw:line><draw:line draw:style-name="gr35" draw:text-style-name="P12" svg:x1="8.76cm" svg:y1="4.037cm" svg:x2="7.169cm" svg:y2="1.086cm">
      <text:p/>
     </draw:line><draw:line draw:style-name="gr36" draw:text-style-name="P12" svg:x1="8.759cm" svg:y1="4.038cm" svg:x2="11.904cm" svg:y2="2.342cm">
      <text:p/>
     </draw:line><draw:line draw:style-name="gr37" draw:text-style-name="P12" svg:x1="10.223cm" svg:y1="2.062cm" svg:x2="10.223cm" svg:y2="4.041cm">
      <text:p/>
     </draw:line><draw:line draw:style-name="gr38" draw:text-style-name="P12" svg:x1="10.223cm" svg:y1="2.062cm" svg:x2="8.77cm" svg:y2="2.062cm">
      <text:p/>
     </draw:line><draw:line draw:style-name="gr39" draw:text-style-name="P12" svg:x1="10.711cm" svg:y1="2.968cm" svg:x2="10.223cm" svg:y2="2.062cm">
      <text:p/>
     </draw:line><draw:path draw:style-name="gr40" draw:text-style-name="P17" svg:width="0.057cm" svg:height="0.248cm" draw:transform="rotate (-1.41162229901393) translate (10.459cm 2.50727777777779cm)" svg:viewBox="0 0 58 249" svg:d="m15-11572c68-124 50-159-15-249">
      <text:p/>
     </draw:path><draw:frame draw:style-name="gr41" draw:text-style-name="P14" svg:width="0.779cm" svg:height="0.782cm" svg:x="10.312cm" svg:y="1.97cm">
      <draw:text-box>
       <text:p text:style-name="P10"><text:span text:style-name="T6">α</text:span></text:p>
      </draw:text-box>
     </draw:frame><draw:ellipse draw:style-name="gr42" draw:text-style-name="P12" svg:width="0.152cm" svg:height="0.154cm" svg:x="10.155cm" svg:y="3.178cm">
      <text:p text:style-name="P15"><text:span text:style-name="T5"><text:s text:c="7"/></text:span></text:p>
     </draw:ellipse><draw:ellipse draw:style-name="gr43" draw:text-style-name="P12" svg:width="0.152cm" svg:height="0.156cm" svg:x="10.636cm" svg:y="2.901cm">
      <text:p text:style-name="P15"><text:span text:style-name="T5"><text:s text:c="7"/></text:span></text:p>
     </draw:ellipse><draw:frame draw:style-name="gr44" draw:text-style-name="P14" svg:width="0.779cm" svg:height="0.782cm" svg:x="9.783cm" svg:y="1.203cm">
      <draw:text-box>
       <text:p text:style-name="P10"><text:span text:style-name="T6">P</text:span></text:p>
      </draw:text-box>
     </draw:frame><draw:frame draw:style-name="gr45" draw:text-style-name="P14" svg:width="0.779cm" svg:height="0.782cm" svg:x="8.52cm" svg:y="4.03cm">
      <draw:text-box>
       <text:p text:style-name="P10"><text:span text:style-name="T6">O</text:span></text:p>
      </draw:text-box>
     </draw:frame><draw:frame draw:style-name="gr46" draw:text-style-name="P14" svg:width="0.779cm" svg:height="0.782cm" svg:x="9.617cm" svg:y="2.647cm">
      <draw:text-box>
       <text:p text:style-name="P10"><text:span text:style-name="T6">A</text:span></text:p>
      </draw:text-box>
     </draw:frame><draw:frame draw:style-name="gr47" draw:text-style-name="P14" svg:width="0.78cm" svg:height="0.782cm" svg:x="10.666cm" svg:y="2.767cm">
      <draw:text-box>
       <text:p text:style-name="P10"><text:span text:style-name="T6">B</text:span></text:p>
      </draw:text-box>
     </draw:frame><draw:frame draw:style-name="gr48" draw:text-style-name="P14" svg:width="0.779cm" svg:height="0.782cm" svg:x="9.892cm" svg:y="3.983cm">
      <draw:text-box>
       <text:p text:style-name="P10"><text:span text:style-name="T6">C</text:span></text:p>
      </draw:text-box>
     </draw:frame><draw:frame draw:style-name="gr49" draw:text-style-name="P11" svg:width="1.218cm" svg:height="0.786cm" svg:x="11.705cm" svg:y="1.936cm">
      <draw:text-box>
       <text:p text:style-name="P10"><text:span text:style-name="T1">X'</text:span></text:p>
      </draw:text-box>
     </draw:frame><draw:frame draw:style-name="gr50" draw:text-style-name="P11" svg:width="1.218cm" svg:height="0.786cm" svg:x="6.731cm" svg:y="0.467cm">
      <draw:text-box>
       <text:p text:style-name="P10"><text:span text:style-name="T1">Y'</text:span></text:p>
      </draw:text-box>
     </draw:frame>
    </draw:g></text:p>
      <text:p text:style-name="P4">Rotation 2D</text:p>
      <text:p text:style-name="P1"/>
      <text:p text:style-name="P1"/>
      <text:p text:style-name="P1"><draw:frame draw:style-name="fr2" draw:name="Object5" text:anchor-type="as-char" svg:y="-1cm" svg:width="3.993cm" svg:height="1.078cm" draw:z-index="9"><draw:object xlink:href="./Object 5" xlink:type="simple" xlink:show="embed" xlink:actuate="onLoad"/><draw:image xlink:href="./ObjectReplacements/Object 5" xlink:type="simple" xlink:show="embed" xlink:actuate="onLoad"/>
    </draw:frame></text:p>
      <text:p text:style-name="P1"/>
      <text:p text:style-name="P1"><draw:frame draw:style-name="fr2" draw:name="Object6" text:anchor-type="as-char" svg:y="-0.531cm" svg:width="5.098cm" svg:height="0.531cm" draw:z-index="10"><draw:object xlink:href="./Object 6" xlink:type="simple" xlink:show="embed" xlink:actuate="onLoad"/><draw:image xlink:href="./ObjectReplacements/Object 6" xlink:type="simple" xlink:show="embed" xlink:actuate="onLoad"/>
    </draw:frame></text:p>
      <text:p text:style-name="P1"/>
      <text:p text:style-name="P1"><draw:frame draw:style-name="fr2" draw:name="Object7" text:anchor-type="as-char" svg:y="-0.531cm" svg:width="5.639cm" svg:height="0.531cm" draw:z-index="12"><draw:object xlink:href="./Object 7" xlink:type="simple" xlink:show="embed" xlink:actuate="onLoad"/><draw:image xlink:href="./ObjectReplacements/Object 7" xlink:type="simple" xlink:show="embed" xlink:actuate="onLoad"/>
    </draw:frame></text:p>
      <text:p text:style-name="P1"/>
      <text:p text:style-name="P1"><draw:frame draw:style-name="fr2" draw:name="Object9" text:anchor-type="as-char" svg:y="-1cm" svg:width="12.367cm" svg:height="1.138cm" draw:z-index="13"><draw:object xlink:href="./Object 9" xlink:type="simple" xlink:show="embed" xlink:actuate="onLoad"/><draw:image xlink:href="./ObjectReplacements/Object 9" xlink:type="simple" xlink:show="embed" xlink:actuate="onLoad"/>
    </draw:frame></text:p>
      <text:p text:style-name="P1"/>
      <text:p text:style-name="P1"><draw:frame draw:style-name="fr2" draw:name="Object10" text:anchor-type="as-char" svg:y="-1cm" svg:width="8.516cm" svg:height="1.138cm" draw:z-index="14"><draw:object xlink:href="./Object 10" xlink:type="simple" xlink:show="embed" xlink:actuate="onLoad"/><draw:image xlink:href="./ObjectReplacements/Object 10" xlink:type="simple" xlink:show="embed" xlink:actuate="onLoad"/>
    </draw:frame></text:p>
      <text:p text:style-name="P1"/>
      <text:p text:style-name="P1"><draw:frame draw:style-name="fr2" draw:name="Object11" text:anchor-type="as-char" svg:y="-1cm" svg:width="6.886cm" svg:height="1.138cm" draw:z-index="15"><draw:object xlink:href="./Object 11" xlink:type="simple" xlink:show="embed" xlink:actuate="onLoad"/><draw:image xlink:href="./ObjectReplacements/Object 11" xlink:type="simple" xlink:show="embed" xlink:actuate="onLoad"/>
    </draw:frame></text:p>
      <text:p text:style-name="P1"/>
      <text:p text:style-name="P7"><draw:frame draw:style-name="fr2" draw:name="Object12" text:anchor-type="as-char" svg:y="-0.531cm" svg:width="5.914cm" svg:height="0.531cm" draw:z-index="16"><draw:object xlink:href="./Object 12" xlink:type="simple" xlink:show="embed" xlink:actuate="onLoad"/><draw:image xlink:href="./ObjectReplacements/Object 12" xlink:type="simple" xlink:show="embed" xlink:actuate="onLoad"/>
    </draw:frame></text:p>
      <text:p text:style-name="P1"/>
      <text:p text:style-name="P1"><draw:frame draw:style-name="fr2" draw:name="Object8" text:anchor-type="as-char" svg:y="-0.531cm" svg:width="12.734cm" svg:height="0.531cm" draw:z-index="23"><draw:object xlink:href="./Object 8" xlink:type="simple" xlink:show="embed" xlink:actuate="onLoad"/><draw:image xlink:href="./ObjectReplacements/Object 8" xlink:type="simple" xlink:show="embed" xlink:actuate="onLoad"/>
    </draw:frame></text:p>
      <text:p text:style-name="P6"/>
      <text:p text:style-name="P1"/>
      <text:p text:style-name="P1"><draw:frame draw:style-name="fr2" draw:name="Object13" text:anchor-type="as-char" svg:y="-0.531cm" svg:width="4.985cm" svg:height="0.531cm" draw:z-index="17"><draw:object xlink:href="./Object 13" xlink:type="simple" xlink:show="embed" xlink:actuate="onLoad"/><draw:image xlink:href="./ObjectReplacements/Object 13" xlink:type="simple" xlink:show="embed" xlink:actuate="onLoad"/>
    </draw:frame></text:p>
      <text:p text:style-name="P1"><draw:frame draw:style-name="fr2" draw:name="Object14" text:anchor-type="as-char" svg:y="-0.531cm" svg:width="5.246cm" svg:height="0.531cm" draw:z-index="18"><draw:object xlink:href="./Object 14" xlink:type="simple" xlink:show="embed" xlink:actuate="onLoad"/><draw:image xlink:href="./ObjectReplacements/Object 14" xlink:type="simple" xlink:show="embed" xlink:actuate="onLoad"/>
    </draw:frame></text:p>
      <text:p text:style-name="P1">In matrix form:</text:p>
      <text:p text:style-name="P1"><draw:frame draw:style-name="fr2" draw:name="Object15" text:anchor-type="as-char" svg:y="-0.531cm" svg:width="1.607cm" svg:height="1.051cm" draw:z-index="19"><draw:object xlink:href="./Object 15" xlink:type="simple" xlink:show="embed" xlink:actuate="onLoad"/><draw:image xlink:href="./ObjectReplacements/Object 15" xlink:type="simple" xlink:show="embed" xlink:actuate="onLoad"/>
    </draw:frame> <text:s text:c="2"/><draw:frame draw:style-name="fr2" draw:name="Object16" text:anchor-type="as-char" svg:y="-0.531cm" svg:width="1.954cm" svg:height="1.051cm" draw:z-index="20"><draw:object xlink:href="./Object 16" xlink:type="simple" xlink:show="embed" xlink:actuate="onLoad"/><draw:image xlink:href="./ObjectReplacements/Object 16" xlink:type="simple" xlink:show="embed" xlink:actuate="onLoad"/>
    </draw:frame> <text:s/><draw:frame draw:style-name="fr2" draw:name="Object17" text:anchor-type="as-char" svg:y="-0.531cm" svg:width="4.184cm" svg:height="1.148cm" draw:z-index="21"><draw:object xlink:href="./Object 17" xlink:type="simple" xlink:show="embed" xlink:actuate="onLoad"/><draw:image xlink:href="./ObjectReplacements/Object 17" xlink:type="simple" xlink:show="embed" xlink:actuate="onLoad"/>
    </draw:frame></text:p>
      <text:p text:style-name="P1"><draw:frame draw:style-name="fr2" draw:name="Object18" text:anchor-type="as-char" svg:y="-0.467cm" svg:width="1.984cm" svg:height="0.467cm" draw:z-index="22"><draw:object xlink:href="./Object 18" xlink:type="simple" xlink:show="embed" xlink:actuate="onLoad"/><draw:image xlink:href="./ObjectReplacements/Object 18" xlink:type="simple" xlink:show="embed" xlink:actuate="onLoad"/>
    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7T13:54:20.37</meta:creation-date>
    <dc:date>2009-11-23T16:27:20.51</dc:date>
    <meta:editing-duration>PT06H08M01S</meta:editing-duration>
    <meta:editing-cycles>13</meta:editing-cycles>
    <meta:generator>OpenOffice.org/3.1$Win32 OpenOffice.org_project/310m11$Build-9399</meta:generator>
    <meta:document-statistic meta:table-count="0" meta:image-count="0" meta:object-count="18" meta:page-count="3" meta:paragraph-count="23" meta:word-count="25" meta:character-count="19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fov</math:mi>
        <math:mo math:stretchy="false">=</math:mo>
        <math:mi math:fontstyle="italic">max</math:mi>
      </math:mrow>
      <math:mrow>
        <math:mo math:stretchy="false">(</math:mo>
        <math:mrow>
          <math:mi math:fontstyle="italic">imageWidth</math:mi>
          <math:mi>,</math:mi>
          <math:mi math:fontstyle="italic">imageHeight</math:mi>
        </math:mrow>
        <math:mo math:stretchy="false">)</math:mo>
      </math:mrow>
    </math:mrow>
    <math:annotation math:encoding="StarMath 5.0">fov=max(imageWidth, imageHeight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OB</math:mi>
          <math:mo math:stretchy="false">=</math:mo>
          <math:mrow>
            <math:mi math:fontstyle="italic">OA</math:mi>
            <math:mo math:stretchy="false">+</math:mo>
            <math:mi math:fontstyle="italic">AB</math:mi>
          </math:mrow>
        </math:mrow>
        <math:mo math:stretchy="false">=</math:mo>
        <math:mrow>
          <math:mfrac>
            <math:msub>
              <math:mi>P</math:mi>
              <math:mi>X</math:mi>
            </math:msub>
            <math:mrow>
              <math:mi>cos</math:mi>
              <math:mrow>
                <math:mo math:stretchy="false">(</math:mo>
                <math:mo math:stretchy="false">α</math:mo>
                <math:mo math:stretchy="false">)</math:mo>
              </math:mrow>
            </math:mrow>
          </math:mfrac>
          <math:mo math:stretchy="false">+</math:mo>
          <math:msub>
            <math:mi>P</math:mi>
            <math:mi>Y</math:mi>
          </math:msub>
        </math:mrow>
      </math:mrow>
      <math:mi>sin</math:mi>
      <math:mrow>
        <math:mrow>
          <math:mo math:stretchy="false">(</math:mo>
          <math:mo math:stretchy="false">α</math:mo>
          <math:mo math:stretchy="false">)</math:mo>
        </math:mrow>
        <math:mo math:stretchy="false">−</math:mo>
        <math:mfrac>
          <math:mrow>
            <math:msub>
              <math:mi>P</math:mi>
              <math:mi>X</math:mi>
            </math:msub>
            <math:msup>
              <math:mi>sin</math:mi>
              <math:mn>2</math:mn>
            </math:msup>
            <math:mrow>
              <math:mo math:stretchy="false">(</math:mo>
              <math:mo math:stretchy="false">α</math:mo>
              <math:mo math:stretchy="false">)</math:mo>
            </math:mrow>
          </math:mrow>
          <math:mrow>
            <math:mi>cos</math:mi>
            <math:mrow>
              <math:mo math:stretchy="false">(</math:mo>
              <math:mo math:stretchy="false">α</math:mo>
              <math:mo math:stretchy="false">)</math:mo>
            </math:mrow>
          </math:mrow>
        </math:mfrac>
      </math:mrow>
    </math:mrow>
    <math:annotation math:encoding="StarMath 5.0">OB=OA+AB={P_{X}} over {cos(%alpha)}+P_{Y} sin(%alpha)-{P_{X} sin^2(%alpha)} over {cos(%alpha)}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OB</math:mi>
        <math:mo math:stretchy="false">=</math:mo>
        <math:mrow>
          <math:mfrac>
            <math:mrow>
              <math:mrow>
                <math:msub>
                  <math:mi>P</math:mi>
                  <math:mi>X</math:mi>
                </math:msub>
                <math:mo math:stretchy="false">−</math:mo>
                <math:msub>
                  <math:mi>P</math:mi>
                  <math:mi>X</math:mi>
                </math:msub>
              </math:mrow>
              <math:mrow>
                <math:mo math:stretchy="false">(</math:mo>
                <math:mrow>
                  <math:mrow>
                    <math:mn>1</math:mn>
                    <math:mo math:stretchy="false">−</math:mo>
                    <math:msup>
                      <math:mi>cos</math:mi>
                      <math:mn>2</math:mn>
                    </math:msup>
                  </math:mrow>
                  <math:mrow>
                    <math:mo math:stretchy="false">(</math:mo>
                    <math:mo math:stretchy="false">α</math:mo>
                    <math:mo math:stretchy="false">)</math:mo>
                  </math:mrow>
                </math:mrow>
                <math:mo math:stretchy="false">)</math:mo>
              </math:mrow>
            </math:mrow>
            <math:mrow>
              <math:mi>cos</math:mi>
              <math:mrow>
                <math:mo math:stretchy="false">(</math:mo>
                <math:mo math:stretchy="false">α</math:mo>
                <math:mo math:stretchy="false">)</math:mo>
              </math:mrow>
            </math:mrow>
          </math:mfrac>
          <math:mo math:stretchy="false">+</math:mo>
          <math:msub>
            <math:mi>P</math:mi>
            <math:mi>Y</math:mi>
          </math:msub>
        </math:mrow>
      </math:mrow>
      <math:mi>sin</math:mi>
      <math:mrow>
        <math:mo math:stretchy="false">(</math:mo>
        <math:mo math:stretchy="false">α</math:mo>
        <math:mo math:stretchy="false">)</math:mo>
      </math:mrow>
    </math:mrow>
    <math:annotation math:encoding="StarMath 5.0">OB={P_{X} - P_{X} (1-cos^2(%alpha))} over {cos(%alpha)}+P_{Y} sin(%alpha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P</math:mi>
            <math:mrow>
              <math:mi>X</math:mi>
              <math:mi>'</math:mi>
            </math:mrow>
          </math:msub>
          <math:mo math:stretchy="false">=</math:mo>
          <math:mi math:fontstyle="italic">OB</math:mi>
        </math:mrow>
        <math:mo math:stretchy="false">=</math:mo>
        <math:msub>
          <math:mi>P</math:mi>
          <math:mi>X</math:mi>
        </math:msub>
      </math:mrow>
      <math:mi>cos</math:mi>
      <math:mrow>
        <math:mrow>
          <math:mo math:stretchy="false">(</math:mo>
          <math:mo math:stretchy="false">α</math:mo>
          <math:mo math:stretchy="false">)</math:mo>
        </math:mrow>
        <math:mo math:stretchy="false">+</math:mo>
        <math:msub>
          <math:mi>P</math:mi>
          <math:mi>Y</math:mi>
        </math:msub>
      </math:mrow>
      <math:mi>sin</math:mi>
      <math:mrow>
        <math:mo math:stretchy="false">(</math:mo>
        <math:mo math:stretchy="false">α</math:mo>
        <math:mo math:stretchy="false">)</math:mo>
      </math:mrow>
    </math:mrow>
    <math:annotation math:encoding="StarMath 5.0">P_{X'}=OB=P_{X} cos(%alpha)+P_{Y} sin(%alpha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row>
            <math:mi>X</math:mi>
            <math:mi>'</math:mi>
          </math:mrow>
        </math:msub>
        <math:mo math:stretchy="false">=</math:mo>
        <math:msub>
          <math:mi>P</math:mi>
          <math:mi>X</math:mi>
        </math:msub>
      </math:mrow>
      <math:mi>cos</math:mi>
      <math:mrow>
        <math:mrow>
          <math:mo math:stretchy="false">(</math:mo>
          <math:mo math:stretchy="false">α</math:mo>
          <math:mo math:stretchy="false">)</math:mo>
        </math:mrow>
        <math:mo math:stretchy="false">+</math:mo>
        <math:msub>
          <math:mi>P</math:mi>
          <math:mi>Y</math:mi>
        </math:msub>
      </math:mrow>
      <math:mi>sin</math:mi>
      <math:mrow>
        <math:mo math:stretchy="false">(</math:mo>
        <math:mo math:stretchy="false">α</math:mo>
        <math:mo math:stretchy="false">)</math:mo>
      </math:mrow>
    </math:mrow>
    <math:annotation math:encoding="StarMath 5.0">P_{X'}=P_{X} cos(%alpha)+P_{Y} sin(%alpha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row>
            <math:mi>Y</math:mi>
            <math:mi>'</math:mi>
          </math:mrow>
        </math:msub>
        <math:mo math:stretchy="false">=</math:mo>
        <math:mrow>
          <math:mo math:stretchy="false">−</math:mo>
          <math:msub>
            <math:mi>P</math:mi>
            <math:mi>X</math:mi>
          </math:msub>
        </math:mrow>
      </math:mrow>
      <math:mi>sin</math:mi>
      <math:mrow>
        <math:mrow>
          <math:mo math:stretchy="false">(</math:mo>
          <math:mo math:stretchy="false">α</math:mo>
          <math:mo math:stretchy="false">)</math:mo>
        </math:mrow>
        <math:mo math:stretchy="false">+</math:mo>
        <math:msub>
          <math:mi>P</math:mi>
          <math:mi>Y</math:mi>
        </math:msub>
      </math:mrow>
      <math:mi>cos</math:mi>
      <math:mrow>
        <math:mo math:stretchy="false">(</math:mo>
        <math:mo math:stretchy="false">α</math:mo>
        <math:mo math:stretchy="false">)</math:mo>
      </math:mrow>
    </math:mrow>
    <math:annotation math:encoding="StarMath 5.0">P_{Y'}=-P_{X} sin(%alpha)+P_{Y} cos(%alpha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fenced math:open="[" math:close="]">
        <math:mtable>
          <math:mtr>
            <math:mi>X</math:mi>
          </math:mtr>
          <math:mtr>
            <math:mi>Y</math:mi>
          </math:mtr>
        </math:mtable>
      </math:mfenced>
    </math:mrow>
    <math:annotation math:encoding="StarMath 5.0">P=left [ {binom{X}{Y}} right ]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i>'</math:mi>
        <math:mo math:stretchy="false">=</math:mo>
        <math:mfenced math:open="[" math:close="]">
          <math:mtable>
            <math:mtr>
              <math:mrow>
                <math:mi>X</math:mi>
                <math:mi>'</math:mi>
              </math:mrow>
            </math:mtr>
            <math:mtr>
              <math:mrow>
                <math:mi>Y</math:mi>
                <math:mi>'</math:mi>
              </math:mrow>
            </math:mtr>
          </math:mtable>
        </math:mfenced>
      </math:mrow>
    </math:mrow>
    <math:annotation math:encoding="StarMath 5.0">P'=left [ {binom{X'}{Y'}} right ]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fenced math:open="[" math:close="]">
        <math:mtable>
          <math:mtr>
            <math:mtd>
              <math:mrow>
                <math:mi>cos</math:mi>
                <math:mrow>
                  <math:mo math:stretchy="false">(</math:mo>
                  <math:mo math:stretchy="false">α</math:mo>
                  <math:mo math:stretchy="false">)</math:mo>
                </math:mrow>
              </math:mrow>
            </math:mtd>
            <math:mtd>
              <math:mrow>
                <math:mi>sin</math:mi>
                <math:mrow>
                  <math:mo math:stretchy="false">(</math:mo>
                  <math:mo math:stretchy="false">α</math:mo>
                  <math:mo math:stretchy="false">)</math:mo>
                </math:mrow>
              </math:mrow>
            </math:mtd>
          </math:mtr>
          <math:mtr>
            <math:mtd>
              <math:mrow>
                <math:mrow>
                  <math:mo math:stretchy="false">−</math:mo>
                  <math:mi>sin</math:mi>
                </math:mrow>
                <math:mrow>
                  <math:mo math:stretchy="false">(</math:mo>
                  <math:mo math:stretchy="false">α</math:mo>
                  <math:mo math:stretchy="false">)</math:mo>
                </math:mrow>
              </math:mrow>
            </math:mtd>
            <math:mtd>
              <math:mrow>
                <math:mi>cos</math:mi>
                <math:mrow>
                  <math:mo math:stretchy="false">(</math:mo>
                  <math:mo math:stretchy="false">α</math:mo>
                  <math:mo math:stretchy="false">)</math:mo>
                </math:mrow>
              </math:mrow>
            </math:mtd>
          </math:mtr>
        </math:mtable>
      </math:mfenced>
    </math:mrow>
    <math:annotation math:encoding="StarMath 5.0">R=left [ matrix{cos(%alpha) # sin(%alpha) ## -sin(%alpha) # cos(%alpha)} right ] 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i>'</math:mi>
        <math:mo math:stretchy="false">=</math:mo>
        <math:mrow>
          <math:mi>R</math:mi>
          <math:mo math:stretchy="false">×</math:mo>
          <math:mi>P</math:mi>
        </math:mrow>
      </math:mrow>
    </math:mrow>
    <math:annotation math:encoding="StarMath 5.0">P'=R times P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z1</math:mi>
        <math:mo math:stretchy="false">=</math:mo>
        <math:mi math:fontstyle="italic">atan2</math:mi>
      </math:mrow>
      <math:mrow>
        <math:mo math:stretchy="false">(</math:mo>
        <math:mrow>
          <math:mi math:fontstyle="italic">sy</math:mi>
          <math:mi>,</math:mi>
          <math:mi math:fontstyle="italic">sx</math:mi>
        </math:mrow>
        <math:mo math:stretchy="false">)</math:mo>
      </math:mrow>
    </math:mrow>
    <math:annotation math:encoding="StarMath 5.0">rz1=atan2(sy, sx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y</math:mi>
        <math:mo math:stretchy="false">=</math:mo>
        <math:mi math:fontstyle="italic">atan2</math:mi>
      </math:mrow>
      <math:mrow>
        <math:mo math:stretchy="false">(</math:mo>
        <math:mrow>
          <math:msqrt>
            <math:mrow>
              <math:mo math:stretchy="false">(</math:mo>
              <math:mrow>
                <math:msup>
                  <math:mi math:fontstyle="italic">sx</math:mi>
                  <math:mn>2</math:mn>
                </math:msup>
                <math:mo math:stretchy="false">+</math:mo>
                <math:msup>
                  <math:mi math:fontstyle="italic">sy</math:mi>
                  <math:mn>2</math:mn>
                </math:msup>
              </math:mrow>
              <math:mo math:stretchy="false">)</math:mo>
            </math:mrow>
          </math:msqrt>
          <math:mi>,</math:mi>
          <math:mi>f</math:mi>
        </math:mrow>
        <math:mo math:stretchy="false">)</math:mo>
      </math:mrow>
    </math:mrow>
    <math:annotation math:encoding="StarMath 5.0">ry=atan2(sqrt(sx^2+sy^2), f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row>
        <math:mfrac>
          <math:mn>1</math:mn>
          <math:mn>2</math:mn>
        </math:mfrac>
        <math:mo math:stretchy="false">×</math:mo>
        <math:mrow>
          <math:mi>tan</math:mi>
          <math:mrow>
            <math:mo math:stretchy="false">(</math:mo>
            <math:mfrac>
              <math:mi math:fontstyle="italic">fov</math:mi>
              <math:mn>2</math:mn>
            </math:mfrac>
            <math:mo math:stretchy="false">)</math:mo>
          </math:mrow>
        </math:mrow>
      </math:mrow>
    </math:mrow>
    <math:annotation math:encoding="StarMath 5.0">f={1 over 2} times {tan({fov over 2})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OA</math:mi>
        <math:mo math:stretchy="false">=</math:mo>
        <math:mfrac>
          <math:mi math:fontstyle="italic">OC</math:mi>
          <math:mrow>
            <math:mi>cos</math:mi>
            <math:mrow>
              <math:mo math:stretchy="false">(</math:mo>
              <math:mo math:stretchy="false">α</math:mo>
              <math:mo math:stretchy="false">)</math:mo>
            </math:mrow>
          </math:mrow>
        </math:mfrac>
      </math:mrow>
      <math:mo math:stretchy="false">=</math:mo>
      <math:mfrac>
        <math:msub>
          <math:mi>P</math:mi>
          <math:mi>X</math:mi>
        </math:msub>
        <math:mrow>
          <math:mi>cos</math:mi>
          <math:mrow>
            <math:mo math:stretchy="false">(</math:mo>
            <math:mo math:stretchy="false">α</math:mo>
            <math:mo math:stretchy="false">)</math:mo>
          </math:mrow>
        </math:mrow>
      </math:mfrac>
    </math:mrow>
    <math:annotation math:encoding="StarMath 5.0">OA={OC} over {cos(%alpha)}={P_{X}} over {cos(%alpha)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AC</math:mi>
        <math:mo math:stretchy="false">=</math:mo>
        <math:mi math:fontstyle="italic">OC</math:mi>
      </math:mrow>
      <math:mi>tan</math:mi>
      <math:mrow>
        <math:mrow>
          <math:mo math:stretchy="false">(</math:mo>
          <math:mo math:stretchy="false">α</math:mo>
          <math:mo math:stretchy="false">)</math:mo>
        </math:mrow>
        <math:mo math:stretchy="false">=</math:mo>
        <math:msub>
          <math:mi>P</math:mi>
          <math:mi>X</math:mi>
        </math:msub>
      </math:mrow>
      <math:mi>tan</math:mi>
      <math:mrow>
        <math:mo math:stretchy="false">(</math:mo>
        <math:mo math:stretchy="false">α</math:mo>
        <math:mo math:stretchy="false">)</math:mo>
      </math:mrow>
    </math:mrow>
    <math:annotation math:encoding="StarMath 5.0">AC= OC tan(%alpha)=P_{X} tan(%alpha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PA</math:mi>
          <math:mo math:stretchy="false">=</math:mo>
          <math:mrow>
            <math:mi math:fontstyle="italic">PC</math:mi>
            <math:mo math:stretchy="false">−</math:mo>
            <math:mi math:fontstyle="italic">AC</math:mi>
          </math:mrow>
        </math:mrow>
        <math:mo math:stretchy="false">=</math:mo>
        <math:mrow>
          <math:msub>
            <math:mi>P</math:mi>
            <math:mi>Y</math:mi>
          </math:msub>
          <math:mo math:stretchy="false">−</math:mo>
          <math:msub>
            <math:mi>P</math:mi>
            <math:mi>X</math:mi>
          </math:msub>
        </math:mrow>
      </math:mrow>
      <math:mi>tan</math:mi>
      <math:mrow>
        <math:mo math:stretchy="false">(</math:mo>
        <math:mo math:stretchy="false">α</math:mo>
        <math:mo math:stretchy="false">)</math:mo>
      </math:mrow>
    </math:mrow>
    <math:annotation math:encoding="StarMath 5.0">PA=PC-AC=P_{Y}-P_{X}tan(%alpha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P</math:mi>
            <math:mrow>
              <math:mi>Y</math:mi>
              <math:mi>'</math:mi>
            </math:mrow>
          </math:msub>
          <math:mo math:stretchy="false">=</math:mo>
          <math:mi math:fontstyle="italic">PB</math:mi>
        </math:mrow>
        <math:mo math:stretchy="false">=</math:mo>
        <math:mi math:fontstyle="italic">PA</math:mi>
      </math:mrow>
      <math:mi>cos</math:mi>
      <math:mrow>
        <math:mrow>
          <math:mo math:stretchy="false">(</math:mo>
          <math:mo math:stretchy="false">α</math:mo>
          <math:mo math:stretchy="false">)</math:mo>
        </math:mrow>
        <math:mo math:stretchy="false">=</math:mo>
        <math:mrow>
          <math:mo math:stretchy="false">(</math:mo>
          <math:mrow>
            <math:mrow>
              <math:msub>
                <math:mi>P</math:mi>
                <math:mi>Y</math:mi>
              </math:msub>
              <math:mo math:stretchy="false">−</math:mo>
              <math:msub>
                <math:mi>P</math:mi>
                <math:mi>X</math:mi>
              </math:msub>
            </math:mrow>
            <math:mi>tan</math:mi>
            <math:mrow>
              <math:mo math:stretchy="false">(</math:mo>
              <math:mo math:stretchy="false">α</math:mo>
              <math:mo math:stretchy="false">)</math:mo>
            </math:mrow>
          </math:mrow>
          <math:mo math:stretchy="false">)</math:mo>
        </math:mrow>
      </math:mrow>
      <math:mi>cos</math:mi>
      <math:mrow>
        <math:mrow>
          <math:mo math:stretchy="false">(</math:mo>
          <math:mo math:stretchy="false">α</math:mo>
          <math:mo math:stretchy="false">)</math:mo>
        </math:mrow>
        <math:mo math:stretchy="false">=</math:mo>
        <math:mrow>
          <math:mo math:stretchy="false">−</math:mo>
          <math:msub>
            <math:mi>P</math:mi>
            <math:mi>X</math:mi>
          </math:msub>
        </math:mrow>
      </math:mrow>
      <math:mi>sin</math:mi>
      <math:mrow>
        <math:mrow>
          <math:mo math:stretchy="false">(</math:mo>
          <math:mo math:stretchy="false">α</math:mo>
          <math:mo math:stretchy="false">)</math:mo>
        </math:mrow>
        <math:mo math:stretchy="false">+</math:mo>
        <math:msub>
          <math:mi>P</math:mi>
          <math:mi>Y</math:mi>
        </math:msub>
      </math:mrow>
      <math:mi>cos</math:mi>
      <math:mrow>
        <math:mo math:stretchy="false">(</math:mo>
        <math:mo math:stretchy="false">α</math:mo>
        <math:mo math:stretchy="false">)</math:mo>
      </math:mrow>
    </math:mrow>
    <math:annotation math:encoding="StarMath 5.0">P_{Y'}=PB=PA cos(%alpha)=(P_{Y}-P_{X}tan(%alpha)) cos(%alpha)= 
-P_{X} sin(%alpha)+P_{Y} cos(%alpha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AB</math:mi>
        <math:mo math:stretchy="false">=</math:mo>
        <math:mi math:fontstyle="italic">PA</math:mi>
      </math:mrow>
      <math:mi>sin</math:mi>
      <math:mrow>
        <math:mrow>
          <math:mo math:stretchy="false">(</math:mo>
          <math:mo math:stretchy="false">α</math:mo>
          <math:mo math:stretchy="false">)</math:mo>
        </math:mrow>
        <math:mo math:stretchy="false">=</math:mo>
        <math:msub>
          <math:mi>P</math:mi>
          <math:mi>Y</math:mi>
        </math:msub>
      </math:mrow>
      <math:mi>sin</math:mi>
      <math:mrow>
        <math:mrow>
          <math:mo math:stretchy="false">(</math:mo>
          <math:mo math:stretchy="false">α</math:mo>
          <math:mo math:stretchy="false">)</math:mo>
        </math:mrow>
        <math:mo math:stretchy="false">−</math:mo>
        <math:msub>
          <math:mi>P</math:mi>
          <math:mi>X</math:mi>
        </math:msub>
      </math:mrow>
      <math:mi>tan</math:mi>
      <math:mrow>
        <math:mo math:stretchy="false">(</math:mo>
        <math:mo math:stretchy="false">α</math:mo>
        <math:mo math:stretchy="false">)</math:mo>
      </math:mrow>
      <math:mi>sin</math:mi>
      <math:mrow>
        <math:mrow>
          <math:mo math:stretchy="false">(</math:mo>
          <math:mo math:stretchy="false">α</math:mo>
          <math:mo math:stretchy="false">)</math:mo>
        </math:mrow>
        <math:mo math:stretchy="false">=</math:mo>
        <math:msub>
          <math:mi>P</math:mi>
          <math:mi>Y</math:mi>
        </math:msub>
      </math:mrow>
      <math:mi>sin</math:mi>
      <math:mrow>
        <math:mrow>
          <math:mo math:stretchy="false">(</math:mo>
          <math:mo math:stretchy="false">α</math:mo>
          <math:mo math:stretchy="false">)</math:mo>
        </math:mrow>
        <math:mo math:stretchy="false">−</math:mo>
        <math:mfrac>
          <math:mrow>
            <math:msub>
              <math:mi>P</math:mi>
              <math:mi>X</math:mi>
            </math:msub>
            <math:msup>
              <math:mi>sin</math:mi>
              <math:mn>2</math:mn>
            </math:msup>
            <math:mrow>
              <math:mo math:stretchy="false">(</math:mo>
              <math:mo math:stretchy="false">α</math:mo>
              <math:mo math:stretchy="false">)</math:mo>
            </math:mrow>
          </math:mrow>
          <math:mrow>
            <math:mi>cos</math:mi>
            <math:mrow>
              <math:mo math:stretchy="false">(</math:mo>
              <math:mo math:stretchy="false">α</math:mo>
              <math:mo math:stretchy="false">)</math:mo>
            </math:mrow>
          </math:mrow>
        </math:mfrac>
      </math:mrow>
    </math:mrow>
    <math:annotation math:encoding="StarMath 5.0">AB=PA sin(%alpha)=P_{Y} sin(%alpha)-P_{X}tan(%alpha) sin(%alpha)=
P_{Y} sin(%alpha)-{P_{X} sin^2(%alpha)} over {cos(%alpha)}
</math:annotation>
  </math:semantics>
</math:math>
</file>